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2.381cm"/>
          <style:tab-stop style:position="4.154cm"/>
          <style:tab-stop style:position="5.503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2.381cm"/>
          <style:tab-stop style:position="4.154cm"/>
          <style:tab-stop style:position="5.503cm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2.381cm"/>
          <style:tab-stop style:position="4.154cm"/>
          <style:tab-stop style:position="5.503cm"/>
        </style:tab-stops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 style:list-style-name="L1"/>
    <style:style style:name="P7" style:family="paragraph" style:parent-style-name="Standard">
      <style:paragraph-properties>
        <style:tab-stops>
          <style:tab-stop style:position="2.381cm"/>
          <style:tab-stop style:position="4.154cm"/>
          <style:tab-stop style:position="5.503c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 style:list-style-name="L2">
      <style:paragraph-properties>
        <style:tab-stops>
          <style:tab-stop style:position="2.381cm"/>
          <style:tab-stop style:position="4.154cm"/>
          <style:tab-stop style:position="5.503c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 style:list-style-name="L3">
      <style:paragraph-properties>
        <style:tab-stops>
          <style:tab-stop style:position="2.381cm"/>
          <style:tab-stop style:position="4.154cm"/>
          <style:tab-stop style:position="5.503cm"/>
        </style:tab-stops>
      </style:paragraph-properties>
      <style:text-properties fo:font-weight="normal" style:font-weight-asian="normal" style:font-weight-complex="normal"/>
    </style:style>
    <style:style style:name="P10" style:family="paragraph" style:parent-style-name="Standard" style:list-style-name="L4">
      <style:paragraph-properties>
        <style:tab-stops>
          <style:tab-stop style:position="2.381cm"/>
          <style:tab-stop style:position="4.154cm"/>
          <style:tab-stop style:position="5.503cm"/>
        </style:tab-stops>
      </style:paragraph-properties>
      <style:text-properties fo:font-weight="normal" style:font-weight-asian="normal" style:font-weight-complex="normal"/>
    </style:style>
    <style:style style:name="P11" style:family="paragraph" style:parent-style-name="Standard" style:list-style-name="L5">
      <style:paragraph-properties>
        <style:tab-stops>
          <style:tab-stop style:position="2.381cm"/>
          <style:tab-stop style:position="4.154cm"/>
          <style:tab-stop style:position="5.503cm"/>
        </style:tab-stops>
      </style:paragraph-properties>
      <style:text-properties fo:font-weight="normal" style:font-weight-asian="normal" style:font-weight-complex="normal"/>
    </style:style>
    <style:style style:name="P12" style:family="paragraph" style:parent-style-name="Standard" style:list-style-name="L8">
      <style:paragraph-properties>
        <style:tab-stops>
          <style:tab-stop style:position="2.381cm"/>
          <style:tab-stop style:position="4.154cm"/>
          <style:tab-stop style:position="5.503cm"/>
        </style:tab-stops>
      </style:paragraph-properties>
      <style:text-properties fo:font-weight="normal" style:font-weight-asian="normal" style:font-weight-complex="normal"/>
    </style:style>
    <style:style style:name="P13" style:family="paragraph" style:parent-style-name="Standard" style:list-style-name="L10">
      <style:paragraph-properties>
        <style:tab-stops>
          <style:tab-stop style:position="2.381cm"/>
          <style:tab-stop style:position="4.154cm"/>
          <style:tab-stop style:position="5.503cm"/>
        </style:tab-stops>
      </style:paragraph-properties>
      <style:text-properties fo:font-weight="normal" style:font-weight-asian="normal" style:font-weight-complex="normal"/>
    </style:style>
    <style:style style:name="P14" style:family="paragraph" style:parent-style-name="Standard">
      <style:paragraph-properties>
        <style:tab-stops>
          <style:tab-stop style:position="2.381cm"/>
          <style:tab-stop style:position="4.154cm"/>
          <style:tab-stop style:position="5.503cm"/>
        </style:tab-stops>
      </style:paragraph-properties>
      <style:text-properties fo:font-weight="bold" style:font-weight-asian="bold" style:font-weight-complex="bold"/>
    </style:style>
    <style:style style:name="P15" style:family="paragraph" style:parent-style-name="Standard" style:list-style-name="L3">
      <style:paragraph-properties>
        <style:tab-stops>
          <style:tab-stop style:position="2.381cm"/>
          <style:tab-stop style:position="4.154cm"/>
          <style:tab-stop style:position="5.503cm"/>
        </style:tab-stops>
      </style:paragraph-properties>
      <style:text-properties fo:font-weight="bold" style:font-weight-asian="bold" style:font-weight-complex="bold"/>
    </style:style>
    <style:style style:name="P16" style:family="paragraph" style:parent-style-name="Standard" style:list-style-name="L2">
      <style:paragraph-properties fo:text-align="start" style:justify-single-word="false">
        <style:tab-stops>
          <style:tab-stop style:position="2.381cm"/>
          <style:tab-stop style:position="4.154cm"/>
          <style:tab-stop style:position="5.503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7">
      <style:paragraph-properties fo:text-align="start" style:justify-single-word="false">
        <style:tab-stops>
          <style:tab-stop style:position="2.381cm"/>
          <style:tab-stop style:position="4.154cm"/>
          <style:tab-stop style:position="5.503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>
        <style:tab-stops>
          <style:tab-stop style:position="2.381cm"/>
          <style:tab-stop style:position="4.154cm"/>
          <style:tab-stop style:position="5.503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>
        <style:tab-stops>
          <style:tab-stop style:position="2.381cm"/>
          <style:tab-stop style:position="4.154cm"/>
          <style:tab-stop style:position="5.503cm"/>
        </style:tab-stops>
      </style:paragraph-properties>
    </style:style>
    <style:style style:name="P22" style:family="paragraph" style:parent-style-name="Standard" style:list-style-name="L4">
      <style:paragraph-properties>
        <style:tab-stops>
          <style:tab-stop style:position="2.381cm"/>
          <style:tab-stop style:position="4.154cm"/>
          <style:tab-stop style:position="5.503cm"/>
        </style:tab-stops>
      </style:paragraph-properties>
    </style:style>
    <style:style style:name="P23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>
        <style:tab-stops>
          <style:tab-stop style:position="2.381cm"/>
          <style:tab-stop style:position="4.154cm"/>
          <style:tab-stop style:position="5.503cm"/>
        </style:tab-stops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5" style:family="paragraph" style:parent-style-name="Standard" style:list-style-name="L9">
      <style:paragraph-properties fo:text-align="start" style:justify-single-word="false">
        <style:tab-stops>
          <style:tab-stop style:position="2.381cm"/>
          <style:tab-stop style:position="4.154cm"/>
          <style:tab-stop style:position="5.503cm"/>
        </style:tab-stops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ustomer</text:p>
      <text:p text:style-name="P4"/>
      <text:p text:style-name="P19">Ui</text:p>
      <text:list xml:id="list2118629312350582528" text:style-name="L7">
        <text:list-item>
          <text:p text:style-name="P18">Job Name and notes need to be added to the booking and show in the upcoming bookings and booking history. And need to send through to t-dispatch</text:p>
        </text:list-item>
        <text:list-item>
          <text:p text:style-name="P18">The hours needs to be set to a 2 hour minimum</text:p>
        </text:list-item>
        <text:list-item>
          <text:p text:style-name="P17">Once a card has bee added and the customer books <text:s/>stripe needs to take 25% of the total price that is shown in the review booking section</text:p>
        </text:list-item>
        <text:list-item>
          <text:p text:style-name="P17">Status in job details needs to just say booked for and the appropriate date</text:p>
        </text:list-item>
        <text:list-item>
          <text:p text:style-name="P17">instead of driver name and number it needs to say operations manager name and number and have my name and number hard coded in there.</text:p>
        </text:list-item>
        <text:list-item>
          <text:p text:style-name="P17">The pick up and delivery address and the final price need to go into the review booking page</text:p>
        </text:list-item>
        <text:list-item>
          <text:p text:style-name="P17">Take out job completion web hook and replace it with a function that completes the job after the start time plus the minimum two hours.</text:p>
        </text:list-item>
      </text:list>
      <text:p text:style-name="P4"/>
      <text:p text:style-name="P1">Validation</text:p>
      <text:list xml:id="list4046312029692721103" text:style-name="L1">
        <text:list-item>
          <text:p text:style-name="P6">Sign-up page </text:p>
        </text:list-item>
        <text:list-item>
          <text:p text:style-name="P6">User Sign in page </text:p>
        </text:list-item>
        <text:list-item>
          <text:p text:style-name="P6">booking form custom validation</text:p>
        </text:list-item>
        <text:list-item>
          <text:p text:style-name="P6">email Validation</text:p>
        </text:list-item>
        <text:list-item>
          <text:p text:style-name="P6">Review Booking Validation</text:p>
        </text:list-item>
        <text:list-item>
          <text:p text:style-name="P6">Card details validation</text:p>
        </text:list-item>
      </text:list>
      <text:p text:style-name="Standard"/>
      <text:p text:style-name="P1">Errors</text:p>
      <text:list xml:id="list3496755087100123655" text:style-name="L2">
        <text:list-item>
          <text:p text:style-name="P8">Access token check every time</text:p>
        </text:list-item>
        <text:list-item>
          <text:p text:style-name="P8">Server logs for error messages</text:p>
        </text:list-item>
        <text:list-item>
          <text:p text:style-name="P8">if t-dispatch cancels job there needs to be a process for that</text:p>
        </text:list-item>
      </text:list>
      <text:p text:style-name="P3"/>
      <text:p text:style-name="P2">Final Design issues</text:p>
      <text:list xml:id="list3674993223246415828" text:style-name="L3">
        <text:list-item>
          <text:p text:style-name="P15">Mobile issues</text:p>
          <text:list>
            <text:list-item>
              <text:p text:style-name="P9">The Map needs to disappear when in mobile </text:p>
            </text:list-item>
            <text:list-item>
              <text:p text:style-name="P9">The options drop-down</text:p>
              <text:list>
                <text:list-item>
                  <text:p text:style-name="P9">Nav needs to be fixed as it requires two drop downs to get the the option </text:p>
                </text:list-item>
              </text:list>
            </text:list-item>
          </text:list>
        </text:list-item>
        <text:list-item>
          <text:p text:style-name="P15">Design tweaks (hakeem)</text:p>
          <text:list>
            <text:list-item>
              <text:p text:style-name="P9">colour scheme </text:p>
            </text:list-item>
            <text:list-item>
              <text:p text:style-name="P9">Copy insertion</text:p>
            </text:list-item>
          </text:list>
        </text:list-item>
      </text:list>
      <text:p text:style-name="P3"><text:span text:style-name="T1">Email Automation.</text:span><text:tab/></text:p>
      <text:list xml:id="list4896353647326687725" text:style-name="L4">
        <text:list-item>
          <text:p text:style-name="P10">Create account automated email (without Copy)</text:p>
        </text:list-item>
        <text:list-item>
          <text:p text:style-name="P10">Job booked email automation (without Copy)</text:p>
        </text:list-item>
        <text:list-item>
          <text:p text:style-name="P22"><text:span text:style-name="T2">payment receipt needs to go out to the customer automatically</text:span></text:p>
        </text:list-item>
      </text:list>
      <text:p text:style-name="P21"><text:span text:style-name="T1"/></text:p>
      <text:p text:style-name="P21"><text:span text:style-name="T1">Forgot password</text:span></text:p>
      <text:list xml:id="list8799972721573600640" text:style-name="L8">
        <text:list-item>
          <text:p text:style-name="P12">allow customers to change their password</text:p>
        </text:list-item>
      </text:list>
      <text:p text:style-name="P3"/>
      <text:p text:style-name="P2">Upload onto domain</text:p>
      <text:list xml:id="list3067574381694045081" text:style-name="L10">
        <text:list-item>
          <text:p text:style-name="P13">Gulp Etc</text:p>
        </text:list-item>
      </text:list>
      <text:p text:style-name="P3"/>
      <text:p text:style-name="P20">Testing </text:p>
      <text:list xml:id="list436607561648660970" text:style-name="L9">
        <text:list-item>
          <text:p text:style-name="P25"><text:span text:style-name="T3">Test the process</text:span> </text:p>
        </text:list-item>
      </text:list>
      <text:p text:style-name="P5"><text:soft-page-break/></text:p>
      <text:p text:style-name="P5"/>
      <text:p text:style-name="P5"/>
      <text:p text:style-name="P5"/>
      <text:p text:style-name="P5"/>
      <text:p text:style-name="P5">Driver</text:p>
      <text:p text:style-name="P5"/>
      <text:p text:style-name="P1">Error</text:p>
      <text:list xml:id="list42638502" text:continue-list="list3496755087100123655" text:style-name="L2">
        <text:list-item>
          <text:p text:style-name="P8">Access token check every time</text:p>
        </text:list-item>
        <text:list-item>
          <text:p text:style-name="P16">Server logs for error messages</text:p>
        </text:list-item>
      </text:list>
      <text:p text:style-name="P5">Staff</text:p>
      <text:list xml:id="list1605756304971243371" text:style-name="L5">
        <text:list-item>
          <text:p text:style-name="P11">Get the image uploads to send through</text:p>
        </text:list-item>
        <text:list-item>
          <text:p text:style-name="P11">Make address and driving license image show through</text:p>
        </text:list-item>
        <text:list-item>
          <text:p text:style-name="P11">Make the pictures that are already uploaded start from the start</text:p>
        </text:list-item>
        <text:list-item>
          <text:p text:style-name="P11">Make sue all the form works</text:p>
        </text:list-item>
      </text:list>
      <text:p text:style-name="P3"/>
      <text:p text:style-name="P3"><text:tab/></text:p>
      <text:p text:style-name="P3">p171374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15T11:48:20.12</meta:creation-date>
    <dc:date>2016-07-29T22:47:16.09</dc:date>
    <meta:editing-duration>P3DT14H5M30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2" meta:paragraph-count="49" meta:word-count="352" meta:character-count="1821"/>
  </office:meta>
</office:document-meta>
</file>